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64f54e"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61b45" officeooo:paragraph-rsid="0064f54e"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502f3f" officeooo:paragraph-rsid="0064f54e"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556e40" officeooo:paragraph-rsid="0064f54e"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5589c5" officeooo:paragraph-rsid="0064f54e"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cfadd"/>
    </style:style>
    <style:style style:name="T5" style:family="text">
      <style:text-properties officeooo:rsid="004d643c"/>
    </style:style>
    <style:style style:name="T6" style:family="text">
      <style:text-properties officeooo:rsid="00502f3f"/>
    </style:style>
    <style:style style:name="T7" style:family="text">
      <style:text-properties officeooo:rsid="00556e40"/>
    </style:style>
    <style:style style:name="T8" style:family="text">
      <style:text-properties officeooo:rsid="005589c5"/>
    </style:style>
    <style:style style:name="T9" style:family="text">
      <style:text-properties officeooo:rsid="0062e3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Zorkk</text:span></text:p>
      <text:p text:style-name="P1"/>
      <text:p text:style-name="P1"><text:span text:style-name="T2">Age :</text:span> <text:span text:style-name="T4">13 ans</text:span></text:p>
      <text:p text:style-name="P1"/>
      <text:p text:style-name="P1"><text:span text:style-name="T2">Sexe :</text:span> <text:span text:style-name="T1">Mâle</text:span></text:p>
      <text:p text:style-name="P1"/>
      <text:p text:style-name="P1"><text:span text:style-name="T2">Origine :</text:span> <text:span text:style-name="T4">Yamazuppet</text:span></text:p>
      <text:p text:style-name="P1"/>
      <text:p text:style-name="P1"><text:span text:style-name="T2">Métier :</text:span> <text:span text:style-name="T4">Apprenti marabout</text:span></text:p>
      <text:p text:style-name="P1"/>
      <text:p text:style-name="P1"><text:span text:style-name="T3">Caractéristique</text:span><text:span text:style-name="T2"> physique :</text:span> <text:span text:style-name="T6">Zorkk est de petite taille dû a son âge mais a le physique d’un yamazuppetien lambda. Sa peau noire est recouverte d’une épaisse fourrure verte laissant apparaître son visage, ses mains et ses pieds. Dans ses orbites vides brille une flamme bleue. Sa chevelure verte et son masque couvrent sa tête.</text:span></text:p>
      <text:p text:style-name="P1"><text:tab/><text:span text:style-name="T9">Son masque est un loup (terme pour définir les masques qui dissimulent la partie supérieure du visage) de bois violet noueux, qui ressemble à une tête de dragon aux oreilles asymétriques. Ses longues cornes jaunâtres et tordues, ses larges yeux froncés et ses dents pointues lui donnent un air féroce. Par caprice, Zorkk a abîmé son masque, lui donnant un air encore plus menaçant avec ses traces de bois brûlé autour des yeux, ses entailles et ses cornes brisées. </text:span></text:p>
      <text:p text:style-name="P3"><text:tab/>Il porte un short de cuir attaché à sa taille par une corde dont les extrémités pendent comme une queue, et des bottines en cuir à pointes en spirale <text:s/>retenues de même à ses chevilles avec des cordes. </text:p>
      <text:p text:style-name="P1"/>
      <text:p text:style-name="P1"><text:span text:style-name="T2">Tempérament :</text:span> <text:span text:style-name="T7">Zorkk est un enfant capricieux et immature. Il n’hésite pas à transgresser les règles et a tendance à légèrement modifier les histoires qu’il raconte. Profitant de sa situation de fils « officiel », il n’hésitera pas à se moquer ouvertement des traditions et commettre des délits en toute impunité. </text:span></text:p>
      <text:p text:style-name="P4"><text:tab/>Il nourrit la même haine que son père envers Zerlock sans pour autant le connaître réellement. </text:p>
      <text:p text:style-name="P4"><text:tab/>La seule personne à avoir autorité sur lui est <text:soft-page-break/>son père, qui tente de lui enseigner de puissantes capacités magiques, et sa mère qui l’élève au quotidien et le protège contre quiconque voudrait s’en prendre à lui. À la mort de son père, il va cesser ses enfantillages pour se venger de Zerlock.</text:p>
      <text:p text:style-name="P1"/>
      <text:p text:style-name="P1"><text:span text:style-name="T2">Biographie :</text:span> <text:span text:style-name="T8">Zorkk est né du ventre de Wakauzuky, et est le fils de Dyk-Luzk. </text:span></text:p>
      <text:p text:style-name="P5"><text:tab/>Conformément aux traditions yamazuppetiennes, <text:s/>Dyk-Luzk ne peut avoir qu’un fils avec sa femme officielle jusqu’à la suivante. Jouissant donc d’un fort prestige social, Zorkk devint rapidement un enfant très turbulent. Tricheur, menteur, désobéissant et irrespectueux, ce mauvais plaisantin sévissait dans son village en toute impunité. </text:p>
      <text:p text:style-name="P5"><text:tab/>À ses 8 ans, il piqua une crise et décida de mutiler son masque. Il le creusa au couteau, cassant quelques cornes et lui infligeant de multiples entailles. Il brûla également le contour des yeux, laissant de grandes traces noires. </text:p>
      <text:p text:style-name="P5"><text:tab/>Refusant d’aller à l’école, c’est son père qui se chargea de son éducation. Zorkk apprit donc la magie offensive, la chasse et la cueillette, mais il eut aussi des cours d’Histoire qui l’ennuyaient profondément. Alors que Dyk-Luzk tentait de lui transmettre ses connaissances, appréhendant un possible retour de Zerlock, Zorkk lui préférait explorer les marais à la recherche de créatures à chasser. </text:p>
      <text:p text:style-name="P5"><text:tab/>À ses 13 ans, il rencontra Katelo et ses amis. Zorkk se servit d’eux comme excuse pour pénétrer dans le temple de Qzukorla, que son père lui a toujours défendu d’approcher. Il réussit pourtant avec l’aide de ses nouveaux amis à terrasser les monstres invoqués par Zerlock. Lorsqu’il retrouva son père, Zorkk prit très au sérieux les avertissements de Katelo et décida de les aider dans leur quête. Revenant au village, il le découvrit en proie aux flammes. </text:p>
      <text:p text:style-name="P1"><text:span text:style-name="T8"><text:tab/>La mère de Zorkk survécut, mais son père non. Il récupéra ses gants et ainsi une grande partie de ses pouvoirs. Il put ainsi parvenir jusqu’à Zerlock et </text:span><text:soft-page-break/><text:span text:style-name="T8">expulser toute sa haine contre lui. </text:span></text:p>
      <text:p text:style-name="P5"><text:tab/>Après leur victoire, il retourna à Yamazuppet. Le doyen prit le pouvoir le temps que Zorkk arrive à la majorité (35 ans chez les yamazuppetiens), temps pendant lequel Qnyl apporta de multiple inventions au pays. Arrivé au pouvoir, Zorkk concentra son temps à étudier au temple et à Gollémantéry pour augmenter la portée de sa magie. Entre temps, il essayait d’avoir une descendance. </text:p>
      <text:p text:style-name="P5"><text:tab/>Malheureusement, ses deux premiers enfants moururent quelques mois après leur naissance. <text:tab/>Finalement, il eut des jumeaux, un fils qu’il nomma Zorkk, et une fille nommée Nyqafir. Il avait alors 46 ans. </text:p>
      <text:p text:style-name="P5"><text:tab/>Il a réformé l’éducation, a rendu l’utilisation et la pratique de la magie obligatoire, et, à 79 ans, Zorkk réussit à l’enseigner à un sapio-peukfoi, créant le premier cas d’hybridation. </text:p>
      <text:p text:style-name="P5"><text:tab/>Cet événement marqua l’Histoire en plus de permettre la création d’une nouvelle race : les néo-terriens. À ses 81 ans, Zorkk commença à perdre pied à cause de son succès, et la part infime du pouvoir de Zerlock en lui l’amena à tester la magie la plus interdite, la nécromancie. Constatant une dégradation de son état, sa fille âgée de 35 ans prit alors le pouvoir et enferma Zorkk au temple de Qzukorla. <text:tab/>Multipliant les expériences morbides, Zorkk gagna en puissance et commença à avoir des résultats bien trop satisfaisants. À 102, il réussit à s’échapper du temple et hanta la forêt pour kidnapper les gens qui s’y promenaient. Montant une armée de morts en tout genre, Zorkk mourut finalement à 106 ans. Sa légende perdura bien longtemps après sa mort, éclipsant complètement son père des livres d’Histoire.</text:p>
      <text:p text:style-name="P1"/>
      <text:p text:style-name="P2"><text:span text:style-name="T2">Liens familiaux :</text:span> <text:span text:style-name="T5">Zorkk est l’un des nombreux fils de Dyk-Luzk et de sa femme Wakauzuky. Il aura quatre enfants avec une femme non nommée. Ses deux premiers enfants mourront dans les mois qui suivent. Le troisième se nomme Zorkk et la dernière Nyqaf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2M57S</meta:editing-duration>
    <meta:editing-cycles>64</meta:editing-cycles>
    <meta:generator>LibreOffice/5.2.5.1$Windows_x86 LibreOffice_project/0312e1a284a7d50ca85a365c316c7abbf20a4d22</meta:generator>
    <dc:date>2019-03-09T19:33:13.606000000</dc:date>
    <meta:document-statistic meta:table-count="0" meta:image-count="0" meta:object-count="0" meta:page-count="3" meta:paragraph-count="22" meta:word-count="888" meta:character-count="5313" meta:non-whitespace-character-count="4417"/>
    <meta:user-defined meta:name="Info 1"/>
    <meta:user-defined meta:name="Info 2"/>
    <meta:user-defined meta:name="Info 3"/>
    <meta:user-defined meta:name="Info 4"/>
  </office:meta>
</office:document-meta>
</file>